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Specs" style:family="table">
      <style:table-properties style:width="2.875in" table:align="left"/>
    </style:style>
    <style:style style:name="Specs.A" style:family="table-column">
      <style:table-column-properties style:column-width="2.875in"/>
    </style:style>
    <style:style style:name="Specs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2751" officeooo:paragraph-rsid="0014275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normal" officeooo:rsid="00142751" officeooo:paragraph-rsid="00142751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57ed" officeooo:paragraph-rsid="001457e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457ed" officeooo:paragraph-rsid="001457e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57ed" officeooo:paragraph-rsid="001457e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bold" officeooo:rsid="001457ed" officeooo:paragraph-rsid="001457e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style="italic" fo:font-weight="normal" officeooo:rsid="001457ed" officeooo:paragraph-rsid="001457ed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468c2" officeooo:paragraph-rsid="001468c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633d0" officeooo:paragraph-rsid="001633d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9d97e" officeooo:paragraph-rsid="0019d97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3 Report</text:p>
      <text:p text:style-name="P2">Joseph Martinsen</text:p>
      <text:p text:style-name="P5"/>
      <text:p text:style-name="P5">The following table are my findings from running on my laptop with the following specs</text:p>
      <text:p text:style-name="P4"/>
      <table:table table:name="Specs" table:style-name="Specs">
        <table:table-column table:style-name="Specs.A"/>
        <table:table-row>
          <table:table-cell table:style-name="Specs.A1" office:value-type="string">
            <text:p text:style-name="P3">OS: <text:span text:style-name="T1">x86_64</text:span></text:p>
          </table:table-cell>
        </table:table-row>
        <table:table-row>
          <table:table-cell table:style-name="Specs.A1" office:value-type="string">
            <text:p text:style-name="P6">Kernel: <text:span text:style-name="T1">3.13.11-31.current</text:span></text:p>
          </table:table-cell>
        </table:table-row>
        <table:table-row>
          <table:table-cell table:style-name="Specs.A1" office:value-type="string">
            <text:p text:style-name="P6">CPU:<text:span text:style-name="T1"> Intel i7-7500U (4) @ 3.500GHz</text:span></text:p>
          </table:table-cell>
        </table:table-row>
        <table:table-row>
          <table:table-cell table:style-name="Specs.A1" office:value-type="string">
            <text:p text:style-name="P6">Memory:<text:span text:style-name="T1"> 7791MiB</text:span></text:p>
          </table:table-cell>
        </table:table-row>
      </table:table>
      <text:p text:style-name="P7"/>
      <text:p text:style-name="P8">There are three users. The number of request will remain constant at 10,000.</text:p>
      <text:p text:style-name="P8"/>
      <text:p text:style-name="P10">With 10 requests channels and 100 requests the time was 1.602s. For some reason, this is slower than my times recorded in MP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32:16.023707209</meta:creation-date>
    <meta:generator>LibreOffice/5.4.2.2.0$Linux_X86_64 LibreOffice_project/40m0$Build-2</meta:generator>
    <dc:date>2017-11-19T23:41:48.738317566</dc:date>
    <meta:editing-duration>PT7M32S</meta:editing-duration>
    <meta:editing-cycles>3</meta:editing-cycles>
    <meta:document-statistic meta:table-count="1" meta:image-count="0" meta:object-count="0" meta:page-count="1" meta:paragraph-count="9" meta:word-count="67" meta:character-count="398" meta:non-whitespace-character-count="340"/>
  </office:meta>
</office:document-meta>
</file>